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Default" office:value-type="float" office:value="58.092" calcext:value-type="float">
            <text:p>58,092</text:p>
          </table:table-cell>
          <table:table-cell office:value-type="float" office:value="224937600000" calcext:value-type="float">
            <text:p>224937600000</text:p>
          </table:table-cell>
          <table:table-cell table:style-name="Default" office:value-type="float" office:value="229334400000" calcext:value-type="float">
            <text:p>22933440000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3757600000</text:p>
          </table:table-cell>
          <table:table-cell office:value-type="float" office:value="86222400000" calcext:value-type="float">
            <text:p>8622240000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41237600000</text:p>
          </table:table-cell>
          <table:table-cell office:value-type="float" office:value="144621600000" calcext:value-type="float">
            <text:p>144621600000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311200000</text:p>
          </table:table-cell>
          <table:table-cell office:value-type="float" office:value="1975200000" calcext:value-type="float">
            <text:p>1975200000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166400000</text:p>
          </table:table-cell>
          <table:table-cell office:value-type="float" office:value="859200000" calcext:value-type="float">
            <text:p>859200000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948800000</text:p>
          </table:table-cell>
          <table:table-cell office:value-type="float" office:value="1584000000" calcext:value-type="float">
            <text:p>1584000000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538400000</text:p>
          </table:table-cell>
          <table:table-cell office:value-type="float" office:value="6861600000" calcext:value-type="float">
            <text:p>6861600000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268000000</text:p>
          </table:table-cell>
          <table:table-cell office:value-type="float" office:value="2940000000" calcext:value-type="float">
            <text:p>2940000000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789600000</text:p>
          </table:table-cell>
          <table:table-cell office:value-type="float" office:value="6516000000" calcext:value-type="float">
            <text:p>6516000000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2621600000</text:p>
          </table:table-cell>
          <table:table-cell office:value-type="float" office:value="12854400000" calcext:value-type="float">
            <text:p>1285440000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660000000</text:p>
          </table:table-cell>
          <table:table-cell office:value-type="float" office:value="7209600000" calcext:value-type="float">
            <text:p>7209600000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0432800000</text:p>
          </table:table-cell>
          <table:table-cell office:value-type="float" office:value="12489600000" calcext:value-type="float">
            <text:p>1248960000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038400000</text:p>
          </table:table-cell>
          <table:table-cell office:value-type="float" office:value="11911200000" calcext:value-type="float">
            <text:p>1191120000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225600000</text:p>
          </table:table-cell>
          <table:table-cell office:value-type="float" office:value="5599200000" calcext:value-type="float">
            <text:p>5599200000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711200000</text:p>
          </table:table-cell>
          <table:table-cell office:value-type="float" office:value="9240000000" calcext:value-type="float">
            <text:p>9240000000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7104800000</text:p>
          </table:table-cell>
          <table:table-cell office:value-type="float" office:value="19740000000" calcext:value-type="float">
            <text:p>1974000000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518400000</text:p>
          </table:table-cell>
          <table:table-cell office:value-type="float" office:value="12278400000" calcext:value-type="float">
            <text:p>1227840000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2938400000</text:p>
          </table:table-cell>
          <table:table-cell office:value-type="float" office:value="17956800000" calcext:value-type="float">
            <text:p>1795680000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460800000</text:p>
          </table:table-cell>
          <table:table-cell office:value-type="float" office:value="5848800000" calcext:value-type="float">
            <text:p>5848800000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764000000</text:p>
          </table:table-cell>
          <table:table-cell office:value-type="float" office:value="1999200000" calcext:value-type="float">
            <text:p>1999200000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749600000</text:p>
          </table:table-cell>
          <table:table-cell office:value-type="float" office:value="1872000000" calcext:value-type="float">
            <text:p>1872000000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3998400000</text:p>
          </table:table-cell>
          <table:table-cell office:value-type="float" office:value="5287200000" calcext:value-type="float">
            <text:p>5287200000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893600000</text:p>
          </table:table-cell>
          <table:table-cell office:value-type="float" office:value="2414400000" calcext:value-type="float">
            <text:p>2414400000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905600000</text:p>
          </table:table-cell>
          <table:table-cell office:value-type="float" office:value="2371200000" calcext:value-type="float">
            <text:p>2371200000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8:02:18.743000000</dc:date>
    <meta:editing-duration>PT1H36M55S</meta:editing-duration>
    <meta:editing-cycles>19</meta:editing-cycles>
    <meta:document-statistic meta:table-count="1" meta:cell-count="298" meta:object-count="0"/>
  </office:meta>
</office:document-meta>
</file>